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15cm" svg:height="1.723cm" svg:x="6.706cm" svg:y="6.2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15cm" svg:height="1.723cm" svg:x="8.9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614cm" svg:y1="6.268cm" svg:x2="9.241cm" svg:y2="4.694cm" draw:start-shape="id1" draw:start-glue-point="4" draw:end-shape="id2" draw:end-glue-point="7" svg:d="M7614 6268l1627-1574" svg:viewBox="0 0 1628 1575">
          <text:p text:style-name="P1">1 <text:s text:c="4"/></text:p>
        </draw:connector>
        <draw:custom-shape draw:style-name="gr1" draw:text-style-name="P2" xml:id="id3" draw:id="id3" draw:layer="layout" svg:width="1.815cm" svg:height="1.723cm" svg:x="10.945cm" svg:y="6.26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853cm" svg:y1="6.269cm" svg:x2="10.526cm" svg:y2="4.694cm" draw:start-shape="id3" draw:start-glue-point="4" draw:end-shape="id2" draw:end-glue-point="9" svg:d="M11853 6269l-1327-1575" svg:viewBox="0 0 1328 1576">
          <text:p text:style-name="P1"><text:s text:c="6"/>-1</text:p>
        </draw:connector>
        <draw:custom-shape draw:style-name="gr1" draw:text-style-name="P2" xml:id="id4" draw:id="id4" draw:layer="layout" svg:width="1.815cm" svg:height="1.723cm" svg:x="15.106cm" svg:y="6.2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7.3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014cm" svg:y1="6.268cm" svg:x2="17.641cm" svg:y2="4.694cm" draw:start-shape="id4" draw:start-glue-point="4" draw:end-shape="id5" draw:end-glue-point="7" svg:d="M16014 6268l1627-1574" svg:viewBox="0 0 1628 1575">
          <text:p text:style-name="P1">1 <text:s text:c="4"/></text:p>
        </draw:connector>
        <draw:custom-shape draw:style-name="gr1" draw:text-style-name="P2" xml:id="id6" draw:id="id6" draw:layer="layout" svg:width="1.815cm" svg:height="1.723cm" svg:x="19.345cm" svg:y="6.26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253cm" svg:y1="6.269cm" svg:x2="18.926cm" svg:y2="4.694cm" draw:start-shape="id6" draw:start-glue-point="4" draw:end-shape="id5" draw:end-glue-point="9" svg:d="M20253 6269l-1327-1575" svg:viewBox="0 0 1328 1576">
          <text:p text:style-name="P1"><text:s text:c="6"/>-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4:53:02.617528532</dc:date>
    <dc:creator>elucterio </dc:creator>
    <meta:editing-duration>PT1H1M5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